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/>
          <table:table-cell table:style-name="ce45" office:value-type="float" office:value="161.55" calcext:value-type="float">
            <text:p>161.55</text:p>
          </table:table-cell>
          <table:table-cell table:number-columns-repeated="10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number-columns-repeated="2" table:style-name="ce245" office:value-type="float" office:value="127" calcext:value-type="float">
            <text:p>127</text:p>
          </table:table-cell>
          <table:table-cell table:style-name="ce245" office:value-type="float" office:value="133" calcext:value-type="float">
            <text:p>133</text:p>
          </table:table-cell>
          <table:table-cell table:number-columns-repeated="6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table:style-name="ce250"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office:value-type="float" office:value="129" calcext:value-type="float">
            <text:p>129</text:p>
          </table:table-cell>
          <table:table-cell office:value-type="float" office:value="300" calcext:value-type="float">
            <text:p>300</text:p>
          </table:table-cell>
          <table:table-cell table:number-columns-repeated="10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3" calcext:value-type="float">
            <office:annotation draw:style-name="gr1" draw:text-style-name="P2" svg:width="2.899cm" svg:height="1.799cm" svg:x="21.843cm" svg:y="8.741cm" draw:caption-point-x="-0.61cm" draw:caption-point-y="1.51cm">
              <dc:date>2022-12-02T00:00:00</dc:date>
              <text:p text:style-name="P1"><text:span text:style-name="T1">2021 def</text:span></text:p>
            </office:annotation>
            <text:p>463</text:p>
          </table:table-cell>
          <table:table-cell table:number-columns-repeated="5" office:value-type="float" office:value="463" calcext:value-type="float"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style-name="ce250" office:value-type="float" office:value="463" calcext:value-type="float">
            <office:annotation draw:style-name="gr1" draw:text-style-name="P2" svg:width="2.899cm" svg:height="1.799cm" svg:x="36.289cm" svg:y="8.741cm" draw:caption-point-x="-0.61cm" draw:caption-point-y="1.51cm">
              <dc:date>2022-12-02T00:00:00</dc:date>
              <text:p text:style-name="P1"><text:span text:style-name="T1">2023 prov</text:span></text:p>
            </office:annotation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8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table:number-columns-repeated="8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8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office:value-type="float" office:value="44" calcext:value-type="float">
            <text:p>44</text:p>
          </table:table-cell>
          <table:table-cell table:number-columns-repeated="6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30.25" calcext:value-type="float">
            <text:p>2830.25</text:p>
          </table:table-cell>
          <table:table-cell table:formula="of:=SUM([.C3:.C35])" office:value-type="float" office:value="2833.9" calcext:value-type="float">
            <text:p>2833.9</text:p>
          </table:table-cell>
          <table:table-cell table:formula="of:=SUM([.D3:.D35])" office:value-type="float" office:value="2843" calcext:value-type="float">
            <text:p>2843</text:p>
          </table:table-cell>
          <table:table-cell table:formula="of:=SUM([.E3:.E35])" office:value-type="float" office:value="2239" calcext:value-type="float">
            <text:p>2239</text:p>
          </table:table-cell>
          <table:table-cell table:formula="of:=SUM([.F3:.F35])" office:value-type="float" office:value="2270.5" calcext:value-type="float">
            <text:p>2270.5</text:p>
          </table:table-cell>
          <table:table-cell table:formula="of:=SUM([.G3:.G35])" office:value-type="float" office:value="2199" calcext:value-type="float">
            <text:p>2199</text:p>
          </table:table-cell>
          <table:table-cell table:formula="of:=SUM([.H3:.H35])" office:value-type="float" office:value="2306.7" calcext:value-type="float">
            <text:p>2306.7</text:p>
          </table:table-cell>
          <table:table-cell table:formula="of:=SUM([.I3:.I35])" office:value-type="float" office:value="2180.9" calcext:value-type="float">
            <text:p>2180.9</text:p>
          </table:table-cell>
          <table:table-cell table:formula="of:=SUM([.J3:.J35])" office:value-type="float" office:value="2299" calcext:value-type="float">
            <text:p>2299</text:p>
          </table:table-cell>
          <table:table-cell table:formula="of:=SUM([.K3:.K35])" office:value-type="float" office:value="2099" calcext:value-type="float">
            <text:p>2099</text:p>
          </table:table-cell>
          <table:table-cell table:style-name="ce244" table:formula="of:=SUM([.L3:.L35])" office:value-type="float" office:value="2270.5" calcext:value-type="float">
            <text:p>2270.5</text:p>
          </table:table-cell>
          <table:table-cell table:style-name="ce244" table:formula="of:=SUM([.M3:.M35])" office:value-type="float" office:value="2199" calcext:value-type="float">
            <text:p>2199</text:p>
          </table:table-cell>
          <table:table-cell table:style-name="ce244" table:formula="of:=SUM([.N3:.N35])" office:value-type="float" office:value="2468.25" calcext:value-type="float">
            <text:p>2468.25</text:p>
          </table:table-cell>
          <table:table-cell table:formula="of:=SUM([.O3:.O35])" office:value-type="float" office:value="2408.9" calcext:value-type="float">
            <text:p>2408.9</text:p>
          </table:table-cell>
          <table:table-cell table:formula="of:=SUM([.P3:.P35])" office:value-type="float" office:value="2427" calcext:value-type="float">
            <text:p>2427</text:p>
          </table:table-cell>
          <table:table-cell table:formula="of:=SUM([.Q3:.Q35])" office:value-type="float" office:value="2359" calcext:value-type="float">
            <text:p>2359</text:p>
          </table:table-cell>
          <table:table-cell table:formula="of:=SUM([.R3:.R35])" office:value-type="float" office:value="1970.5" calcext:value-type="float">
            <text:p>1970.5</text:p>
          </table:table-cell>
          <table:table-cell table:formula="of:=SUM([.S3:.S35])" office:value-type="float" office:value="1699" calcext:value-type="float">
            <text:p>1699</text:p>
          </table:table-cell>
          <table:table-cell table:formula="of:=SUM([.T3:.T35])" office:value-type="float" office:value="1806.7" calcext:value-type="float">
            <text:p>1806.7</text:p>
          </table:table-cell>
          <table:table-cell table:formula="of:=SUM([.U3:.U35])" office:value-type="float" office:value="1676.9" calcext:value-type="float">
            <text:p>1676.9</text:p>
          </table:table-cell>
          <table:table-cell table:formula="of:=SUM([.V3:.V35])" office:value-type="float" office:value="1795" calcext:value-type="float">
            <text:p>1795</text:p>
          </table:table-cell>
          <table:table-cell table:formula="of:=SUM([.W3:.W35])" office:value-type="float" office:value="1595" calcext:value-type="float">
            <text:p>1595</text:p>
          </table:table-cell>
          <table:table-cell table:formula="of:=SUM([.X3:.X35])" office:value-type="float" office:value="1766.5" calcext:value-type="float">
            <text:p>1766.5</text:p>
          </table:table-cell>
          <table:table-cell table:formula="of:=SUM([.Y3:.Y35])" office:value-type="float" office:value="1856.55" calcext:value-type="float">
            <text:p>1856.55</text:p>
          </table:table-cell>
          <table:table-cell table:formula="of:=SUM([.Z3:.Z35])" office:value-type="float" office:value="1795.9" calcext:value-type="float">
            <text:p>179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38.75" calcext:value-type="float">
            <text:p>338.75</text:p>
          </table:table-cell>
          <table:table-cell table:style-name="ce247" table:formula="of:=[.C2]-[.C36]" office:value-type="float" office:value="381.95" calcext:value-type="float">
            <text:p>381.95</text:p>
          </table:table-cell>
          <table:table-cell table:style-name="ce247" table:formula="of:=[.D2]-[.D36]" office:value-type="float" office:value="372.85" calcext:value-type="float">
            <text:p>372.85</text:p>
          </table:table-cell>
          <table:table-cell table:style-name="ce247" table:formula="of:=[.E2]-[.E36]" office:value-type="float" office:value="976.85" calcext:value-type="float">
            <text:p>976.85</text:p>
          </table:table-cell>
          <table:table-cell table:style-name="ce247" table:formula="of:=[.F2]-[.F36]" office:value-type="float" office:value="945.35" calcext:value-type="float">
            <text:p>945.35</text:p>
          </table:table-cell>
          <table:table-cell table:style-name="ce247" table:formula="of:=[.G2]-[.G36]" office:value-type="float" office:value="1016.85" calcext:value-type="float">
            <text:p>1016.85</text:p>
          </table:table-cell>
          <table:table-cell table:style-name="ce247" table:formula="of:=[.H2]-[.H36]" office:value-type="float" office:value="909.15" calcext:value-type="float">
            <text:p>909.15</text:p>
          </table:table-cell>
          <table:table-cell table:style-name="ce247" table:formula="of:=[.I2]-[.I36]" office:value-type="float" office:value="1034.95" calcext:value-type="float">
            <text:p>1034.95</text:p>
          </table:table-cell>
          <table:table-cell table:style-name="ce247" table:formula="of:=[.J2]-[.J36]" office:value-type="float" office:value="916.85" calcext:value-type="float">
            <text:p>916.85</text:p>
          </table:table-cell>
          <table:table-cell table:style-name="ce247" table:formula="of:=[.K2]-[.K36]" office:value-type="float" office:value="1116.85" calcext:value-type="float">
            <text:p>1116.85</text:p>
          </table:table-cell>
          <table:table-cell table:style-name="ce247" table:formula="of:=[.L2]-[.L36]" office:value-type="float" office:value="945.35" calcext:value-type="float">
            <text:p>945.35</text:p>
          </table:table-cell>
          <table:table-cell table:style-name="ce247" table:formula="of:=[.M2]-[.M36]" office:value-type="float" office:value="1016.85" calcext:value-type="float">
            <text:p>1016.85</text:p>
          </table:table-cell>
          <table:table-cell table:style-name="ce247" table:formula="of:=[.N2]-[.N36]" office:value-type="float" office:value="747.6" calcext:value-type="float">
            <text:p>747.6</text:p>
          </table:table-cell>
          <table:table-cell table:style-name="ce26" table:formula="of:=[.O2]-[.O36]" office:value-type="float" office:value="760.1" calcext:value-type="float">
            <text:p>760.1</text:p>
          </table:table-cell>
          <table:table-cell table:style-name="ce26" table:formula="of:=[.P2]-[.P36]" office:value-type="float" office:value="742" calcext:value-type="float">
            <text:p>742</text:p>
          </table:table-cell>
          <table:table-cell table:style-name="ce26" table:formula="of:=[.Q2]-[.Q36]" office:value-type="float" office:value="810" calcext:value-type="float">
            <text:p>810</text:p>
          </table:table-cell>
          <table:table-cell table:style-name="ce26" table:formula="of:=[.R2]-[.R36]" office:value-type="float" office:value="1198.5" calcext:value-type="float">
            <text:p>1198.5</text:p>
          </table:table-cell>
          <table:table-cell table:style-name="ce26" table:formula="of:=[.S2]-[.S36]" office:value-type="float" office:value="1470" calcext:value-type="float">
            <text:p>1470</text:p>
          </table:table-cell>
          <table:table-cell table:style-name="ce26" table:formula="of:=[.T2]-[.T36]" office:value-type="float" office:value="1362.3" calcext:value-type="float">
            <text:p>1362.3</text:p>
          </table:table-cell>
          <table:table-cell table:style-name="ce26" table:formula="of:=[.U2]-[.U36]" office:value-type="float" office:value="1492.1" calcext:value-type="float">
            <text:p>1492.1</text:p>
          </table:table-cell>
          <table:table-cell table:style-name="ce26" table:formula="of:=[.V2]-[.V36]" office:value-type="float" office:value="1374" calcext:value-type="float">
            <text:p>1374</text:p>
          </table:table-cell>
          <table:table-cell table:style-name="ce26" table:formula="of:=[.W2]-[.W36]" office:value-type="float" office:value="1574" calcext:value-type="float">
            <text:p>1574</text:p>
          </table:table-cell>
          <table:table-cell table:style-name="ce26" table:formula="of:=[.X2]-[.X36]" office:value-type="float" office:value="1402.5" calcext:value-type="float">
            <text:p>1402.5</text:p>
          </table:table-cell>
          <table:table-cell table:style-name="ce26" table:formula="of:=[.Y2]-[.Y36]" office:value-type="float" office:value="1312.45" calcext:value-type="float">
            <text:p>1312.45</text:p>
          </table:table-cell>
          <table:table-cell table:style-name="ce26" table:formula="of:=[.Z2]-[.Z36]" office:value-type="float" office:value="1373.1" calcext:value-type="float">
            <text:p>137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2916666666667" calcext:value-type="float">
            <text:p>11.2916666666667</text:p>
          </table:table-cell>
          <table:table-cell table:style-name="ce248" table:formula="of:=[.O38]/30" office:value-type="float" office:value="25.3366666666667" calcext:value-type="float">
            <text:p>25.3366666666667</text:p>
          </table:table-cell>
          <table:table-cell table:style-name="ce248" table:formula="of:=[.P38]/30" office:value-type="float" office:value="24.7333333333333" calcext:value-type="float">
            <text:p>24.7333333333333</text:p>
          </table:table-cell>
          <table:table-cell table:style-name="ce248" table:formula="of:=[.Q38]/30" office:value-type="float" office:value="27" calcext:value-type="float">
            <text:p>27</text:p>
          </table:table-cell>
          <table:table-cell table:style-name="ce248" table:formula="of:=[.R38]/30" office:value-type="float" office:value="39.95" calcext:value-type="float">
            <text:p>39.95</text:p>
          </table:table-cell>
          <table:table-cell table:style-name="ce248" table:formula="of:=[.S38]/30" office:value-type="float" office:value="49" calcext:value-type="float">
            <text:p>49</text:p>
          </table:table-cell>
          <table:table-cell table:style-name="ce248" table:formula="of:=[.T38]/30" office:value-type="float" office:value="45.41" calcext:value-type="float">
            <text:p>45.41</text:p>
          </table:table-cell>
          <table:table-cell table:style-name="ce248" table:formula="of:=[.U38]/30" office:value-type="float" office:value="49.7366666666667" calcext:value-type="float">
            <text:p>49.7366666666667</text:p>
          </table:table-cell>
          <table:table-cell table:style-name="ce248" table:formula="of:=[.V38]/30" office:value-type="float" office:value="45.8" calcext:value-type="float">
            <text:p>45.8</text:p>
          </table:table-cell>
          <table:table-cell table:style-name="ce248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  <table:table-cell table:style-name="ce27" table:formula="of:=[.O38]/30" office:value-type="float" office:value="25.3366666666667" calcext:value-type="float">
            <text:p>25.3366666666667</text:p>
          </table:table-cell>
          <table:table-cell table:style-name="ce27" table:formula="of:=[.P38]/30" office:value-type="float" office:value="24.7333333333333" calcext:value-type="float">
            <text:p>24.7333333333333</text:p>
          </table:table-cell>
          <table:table-cell table:style-name="ce27" table:formula="of:=[.Q38]/30" office:value-type="float" office:value="27" calcext:value-type="float">
            <text:p>27</text:p>
          </table:table-cell>
          <table:table-cell table:style-name="ce27" table:formula="of:=[.R38]/30" office:value-type="float" office:value="39.95" calcext:value-type="float">
            <text:p>39.95</text:p>
          </table:table-cell>
          <table:table-cell table:style-name="ce27" table:formula="of:=[.S38]/30" office:value-type="float" office:value="49" calcext:value-type="float">
            <text:p>49</text:p>
          </table:table-cell>
          <table:table-cell table:style-name="ce27" table:formula="of:=[.T38]/30" office:value-type="float" office:value="45.41" calcext:value-type="float">
            <text:p>45.41</text:p>
          </table:table-cell>
          <table:table-cell table:style-name="ce27" table:formula="of:=[.U38]/30" office:value-type="float" office:value="49.7366666666667" calcext:value-type="float">
            <text:p>49.7366666666667</text:p>
          </table:table-cell>
          <table:table-cell table:style-name="ce27" table:formula="of:=[.V38]/30" office:value-type="float" office:value="45.8" calcext:value-type="float">
            <text:p>45.8</text:p>
          </table:table-cell>
          <table:table-cell table:style-name="ce27" table:formula="of:=[.W38]/30" office:value-type="float" office:value="52.4666666666667" calcext:value-type="float">
            <text:p>52.4666666666667</text:p>
          </table:table-cell>
          <table:table-cell table:formula="of:=[.X38]/30" office:value-type="float" office:value="46.75" calcext:value-type="float">
            <text:p>46.75</text:p>
          </table:table-cell>
          <table:table-cell table:formula="of:=[.Y38]/30" office:value-type="float" office:value="43.7483333333333" calcext:value-type="float">
            <text:p>43.7483333333333</text:p>
          </table:table-cell>
          <table:table-cell table:formula="of:=[.Z38]/30" office:value-type="float" office:value="45.77" calcext:value-type="float">
            <text:p>45.7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4.2$Linux_X86_64 LibreOffice_project/40$Build-2</meta:generator>
    <dc:date>2023-01-27T20:01:52.010341024</dc:date>
    <meta:editing-duration>P24DT4H39M16S</meta:editing-duration>
    <meta:editing-cycles>247</meta:editing-cycles>
    <meta:print-date>2022-04-06T01:20:02.443000000</meta:print-date>
    <meta:document-statistic meta:table-count="5" meta:cell-count="987" meta:object-count="0"/>
  </office:meta>
</office:document-meta>
</file>